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5">
      <style:text-properties fo:color="#000000" style:font-name="Arial" fo:font-size="12pt" fo:font-style="normal" officeooo:rsid="001b13e5" officeooo:paragraph-rsid="000092d1" style:font-size-asian="12pt" style:font-style-asian="normal" style:font-size-complex="12pt" style:font-style-complex="normal"/>
    </style:style>
    <style:style style:name="P2" style:family="paragraph" style:parent-style-name="Standard">
      <style:text-properties fo:color="#000000" style:font-name="Arial" fo:font-size="12pt" officeooo:rsid="0013ecf4" officeooo:paragraph-rsid="000092d1" style:font-size-asian="12pt" style:font-size-complex="12pt"/>
    </style:style>
    <style:style style:name="P3" style:family="paragraph" style:parent-style-name="Standard">
      <style:text-properties fo:color="#000000" style:font-name="Arial" fo:font-size="12pt" officeooo:rsid="00136174" officeooo:paragraph-rsid="000092d1" style:font-size-asian="12pt" style:font-size-complex="12pt"/>
    </style:style>
    <style:style style:name="P4" style:family="paragraph" style:parent-style-name="Standard">
      <style:text-properties fo:color="#000000" style:font-name="Arial" fo:font-size="12pt" officeooo:rsid="0014a01c" officeooo:paragraph-rsid="000092d1" style:font-size-asian="12pt" style:font-size-complex="12pt"/>
    </style:style>
    <style:style style:name="P5" style:family="paragraph" style:parent-style-name="Standard" style:list-style-name="L14">
      <style:text-properties fo:color="#000000" style:font-name="Arial" fo:font-size="12pt" officeooo:rsid="001909cc" officeooo:paragraph-rsid="000092d1" style:font-size-asian="12pt" style:font-size-complex="12pt"/>
    </style:style>
    <style:style style:name="P6" style:family="paragraph" style:parent-style-name="Standard" style:list-style-name="L14">
      <style:text-properties fo:color="#000000" style:font-name="Arial" fo:font-size="12pt" officeooo:rsid="00022b11" officeooo:paragraph-rsid="00022b11" style:font-size-asian="12pt" style:font-size-complex="12pt"/>
    </style:style>
    <style:style style:name="P7" style:family="paragraph" style:parent-style-name="Standard" style:list-style-name="L16">
      <style:text-properties fo:color="#000000" style:font-name="Arial" fo:font-size="12pt" officeooo:rsid="00022b11" officeooo:paragraph-rsid="00022b11" style:font-size-asian="12pt" style:font-size-complex="12pt"/>
    </style:style>
    <style:style style:name="P8" style:family="paragraph" style:parent-style-name="Standard" style:list-style-name="L16">
      <style:text-properties fo:color="#000000" style:font-name="Arial" fo:font-size="12pt" officeooo:rsid="00036c08" officeooo:paragraph-rsid="00036c08" style:font-size-asian="12pt" style:font-size-complex="12pt"/>
    </style:style>
    <style:style style:name="P9" style:family="paragraph" style:parent-style-name="Standard">
      <style:text-properties fo:color="#000000" style:font-name="Arial" fo:font-size="12pt" officeooo:rsid="00048ee9" officeooo:paragraph-rsid="00048ee9" style:font-size-asian="12pt" style:font-size-complex="12pt"/>
    </style:style>
    <style:style style:name="P10" style:family="paragraph" style:parent-style-name="Standard" style:list-style-name="L17">
      <style:text-properties fo:color="#000000" style:font-name="Arial" fo:font-size="12pt" officeooo:rsid="00048ee9" officeooo:paragraph-rsid="00048ee9" style:font-size-asian="12pt" style:font-size-complex="12pt"/>
    </style:style>
    <style:style style:name="P11" style:family="paragraph" style:parent-style-name="Standard" style:list-style-name="L17">
      <style:text-properties fo:color="#000000" style:font-name="Arial" fo:font-size="12pt" officeooo:rsid="0004f945" officeooo:paragraph-rsid="0004f945" style:font-size-asian="12pt" style:font-size-complex="12pt"/>
    </style:style>
    <style:style style:name="P12" style:family="paragraph" style:parent-style-name="Standard">
      <style:text-properties fo:color="#000000" style:font-name="Arial" fo:font-size="12pt" officeooo:rsid="0004f945" officeooo:paragraph-rsid="0004f945" style:font-size-asian="12pt" style:font-size-complex="12pt"/>
    </style:style>
    <style:style style:name="P13" style:family="paragraph" style:parent-style-name="Standard">
      <style:text-properties fo:color="#000000" style:font-name="Arial" fo:font-size="14pt" fo:font-weight="bold" officeooo:rsid="00136174" officeooo:paragraph-rsid="000092d1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officeooo:rsid="00136174" officeooo:paragraph-rsid="000092d1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officeooo:rsid="001b13e5" officeooo:paragraph-rsid="000092d1" style:font-size-asian="14pt" style:font-weight-asian="bold" style:font-size-complex="14pt" style:font-weight-complex="bold"/>
    </style:style>
    <style:style style:name="P16" style:family="paragraph" style:parent-style-name="Standard" style:list-style-name="L16">
      <style:text-properties officeooo:paragraph-rsid="00022b1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ecf4"/>
    </style:style>
    <style:style style:name="T3" style:family="text">
      <style:text-properties officeooo:rsid="0018af0e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weight="normal" officeooo:rsid="0004f945" fo:background-color="transparent" loext:char-shading-value="0"/>
    </style:style>
    <style:style style:name="T6" style:family="text">
      <style:text-properties officeooo:rsid="00022b11"/>
    </style:style>
    <style:style style:name="T7" style:family="text">
      <style:text-properties fo:color="#000000" style:font-name="Arial" fo:font-size="12pt" officeooo:rsid="00022b11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</text:p>
      <text:p text:style-name="P3">Final project: chat bot with RAG and finetune</text:p>
      <text:p text:style-name="P3">Name: Tung Dinh </text:p>
      <text:p text:style-name="P3">Date: <text:span text:style-name="T6">21</text:span><text:span text:style-name="T2">.1</text:span><text:span text:style-name="T6">1</text:span><text:span text:style-name="T2">.2023</text:span></text:p>
      <text:p text:style-name="P3"/>
      <text:p text:style-name="P13"><text:span text:style-name="T3">1. </text:span>Description:</text:p>
      <text:p text:style-name="P4">TODO 1: <text:span text:style-name="T6">Prepare dataset</text:span></text:p>
      <text:list xml:id="list2827940493" text:style-name="L16">
        <text:list-item>
          <text:p text:style-name="P7">Crawl data based on the topic obesity, from high-reputation resources</text:p>
        </text:list-item>
        <text:list-item>
          <text:p text:style-name="P7">Divide into sub-topics</text:p>
        </text:list-item>
        <text:list-item>
          <text:p text:style-name="P7">Use OpenAI API to generate question-answer pairs:</text:p>
          <text:list>
            <text:list-item>
              <text:p text:style-name="P7">This is a costly process</text:p>
            </text:list-item>
            <text:list-item>
              <text:p text:style-name="P7">The data is not high quality, we are not sure if human actually ask these questions based on the data we have</text:p>
            </text:list-item>
            <text:list-item>
              <text:p text:style-name="P16"><text:span text:style-name="T7">Process: use Bard and gpt3.5 turbo to create question-answer (QA) pairs and merge them.</text:span></text:p>
            </text:list-item>
            <text:list-item>
              <text:p text:style-name="P7">Check the quality of QA pairs</text:p>
            </text:list-item>
          </text:list>
        </text:list-item>
        <text:list-item>
          <text:p text:style-name="P7">Augmentation: </text:p>
          <text:list>
            <text:list-item>
              <text:p text:style-name="P7">It is not recommended to augment the majority of the dataset</text:p>
            </text:list-item>
            <text:list-item>
              <text:p text:style-name="P8">This project augments data by:</text:p>
              <text:list>
                <text:list-item>
                  <text:p text:style-name="P8">Translate the QA pairs into Vietnamese</text:p>
                </text:list-item>
              </text:list>
            </text:list-item>
          </text:list>
        </text:list-item>
      </text:list>
      <text:p text:style-name="P9"><text:span text:style-name="T4"/></text:p>
      <text:p text:style-name="P9"><text:span text:style-name="T4">TODO 2: </text:span></text:p>
      <text:list xml:id="list3526958817" text:style-name="L17">
        <text:list-item>
          <text:p text:style-name="P10"><text:span text:style-name="T4">Prompting:</text:span></text:p>
          <text:list>
            <text:list-item>
              <text:p text:style-name="P10"><text:span text:style-name="T4">Zero shot</text:span></text:p>
            </text:list-item>
            <text:list-item>
              <text:p text:style-name="P10"><text:span text:style-name="T4">Few-shot</text:span></text:p>
            </text:list-item>
            <text:list-item>
              <text:p text:style-name="P11"><text:span text:style-name="T4">Chain of thought</text:span></text:p>
            </text:list-item>
          </text:list>
        </text:list-item>
        <text:list-item>
          <text:p text:style-name="P11"><text:span text:style-name="T4">QA chatbot using prompting outputs as expected</text:span></text:p>
        </text:list-item>
      </text:list>
      <text:p text:style-name="P12"><text:span text:style-name="T4"/></text:p>
      <text:p text:style-name="P12"><text:span text:style-name="T4">TODO 3: </text:span></text:p>
      <text:p text:style-name="P12"><text:span text:style-name="T4"/></text:p>
      <text:p text:style-name="P14"><text:span text:style-name="T3">2. </text:span>Future work:</text:p>
      <text:p text:style-name="P3"/>
      <text:p text:style-name="P14"><text:span text:style-name="T3">3. </text:span>Challenges:</text:p>
      <text:list xml:id="list413686900" text:style-name="L14">
        <text:list-item>
          <text:p text:style-name="P5">Engineering</text:p>
        </text:list-item>
        <text:list-item>
          <text:p text:style-name="P5">Data</text:p>
        </text:list-item>
        <text:list-item>
          <text:p text:style-name="P5">Operation</text:p>
          <text:list>
            <text:list-item>
              <text:p text:style-name="P5">Finetuning is a costly process</text:p>
            </text:list-item>
            <text:list-item>
              <text:p text:style-name="P5">It is difficult to tell how much unknown data <text:span text:style-name="T6">to re-finetune</text:span></text:p>
            </text:list-item>
            <text:list-item>
              <text:p text:style-name="P6">It is difficult to control the quality of the chatbot</text:p>
              <text:p text:style-name="P5"/>
            </text:list-item>
          </text:list>
        </text:list-item>
      </text:list>
      <text:p text:style-name="P15">4. Attachments:</text:p>
      <text:list xml:id="list3185874789" text:style-name="L15">
        <text:list-header>
          <text:p text:style-name="P1"><text:span text:style-name="T1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8:09:28.356648856</meta:creation-date>
    <dc:date>2023-11-22T01:51:05.038183895</dc:date>
    <meta:editing-duration>PT4H58M49S</meta:editing-duration>
    <meta:editing-cycles>1</meta:editing-cycles>
    <meta:document-statistic meta:table-count="0" meta:image-count="0" meta:object-count="0" meta:page-count="1" meta:paragraph-count="35" meta:word-count="188" meta:character-count="992" meta:non-whitespace-character-count="857"/>
    <meta:generator>LibreOffice/6.4.7.2$Linux_X86_64 LibreOffice_project/40$Build-2</meta:generator>
  </office:meta>
</office:document-meta>
</file>